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520000007521BFB72B.png" manifest:media-type="image/png"/>
  <manifest:file-entry manifest:full-path="Pictures/10000201000000E400000082880C1262.png" manifest:media-type="image/png"/>
  <manifest:file-entry manifest:full-path="Pictures/10001D5B0000178E00000D6E2D32AA8A.svg" manifest:media-type="image/svg+xml"/>
  <manifest:file-entry manifest:full-path="Pictures/10000201000000E4000000825982D908.png" manifest:media-type="image/png"/>
  <manifest:file-entry manifest:full-path="Pictures/10001BE00000178E00000D6E17C2C1A1.svg" manifest:media-type="image/svg+xml"/>
  <manifest:file-entry manifest:full-path="Pictures/10000201000000A00000009EF56CC5D2.png" manifest:media-type="image/png"/>
  <manifest:file-entry manifest:full-path="Pictures/100003D900001AC1000006D68F669582.svg" manifest:media-type="image/svg+xml"/>
  <manifest:file-entry manifest:full-path="Pictures/100015D4000010810000105453E07344.svg" manifest:media-type="image/svg+xml"/>
  <manifest:file-entry manifest:full-path="Pictures/10000201000000E40000008277397911.png" manifest:media-type="image/png"/>
  <manifest:file-entry manifest:full-path="Pictures/10000201000000A00000009EBD444FD9.png" manifest:media-type="image/png"/>
  <manifest:file-entry manifest:full-path="Pictures/10000201000001030000004278DDA8BC.png" manifest:media-type="image/png"/>
  <manifest:file-entry manifest:full-path="Pictures/10000359000022F200000C202FCC94DE.svg" manifest:media-type="image/svg+xml"/>
  <manifest:file-entry manifest:full-path="Pictures/10001B8E0000178E00000D6E0BABF0FC.svg" manifest:media-type="image/svg+xml"/>
  <manifest:file-entry manifest:full-path="Pictures/1000197900001081000010543DC1AE68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fo:padding-top="-10.871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6.676cm" svg:height="6.604cm" svg:x="0.771cm" svg:y="7.223cm">
          <draw:image xlink:href="Pictures/1000197900001081000010543DC1AE68.svg" xlink:type="simple" xlink:show="embed" xlink:actuate="onLoad">
            <text:p text:style-name="P1"><text:span text:style-name="T1">Delivery </text:span></text:p>
            <text:p text:style-name="P1"><text:span text:style-name="T1">Mechanism</text:span></text:p>
            <text:p text:style-name="P1"><text:span text:style-name="T1"/></text:p>
          </draw:image>
          <draw:image xlink:href="Pictures/10000201000000A00000009EBD444FD9.png" xlink:type="simple" xlink:show="embed" xlink:actuate="onLoad"/>
        </draw:frame>
        <draw:frame draw:style-name="gr2" draw:text-style-name="P3" draw:layer="layout" svg:width="16.403cm" svg:height="16.23cm" svg:x="5.425cm" svg:y="2.804cm">
          <draw:image xlink:href="Pictures/100015D4000010810000105453E07344.svg" xlink:type="simple" xlink:show="embed" xlink:actuate="onLoad">
            <text:p text:style-name="P1">System Architecture</text:p>
          </draw:image>
          <draw:image xlink:href="Pictures/10000201000000A00000009EF56CC5D2.png" xlink:type="simple" xlink:show="embed" xlink:actuate="onLoad"/>
        </draw:frame>
        <draw:frame draw:style-name="gr1" draw:text-style-name="P3" draw:layer="layout" svg:width="3.175cm" svg:height="1.81cm" svg:x="7.731cm" svg:y="6.969cm">
          <draw:image xlink:href="Pictures/10001BE00000178E00000D6E17C2C1A1.svg" xlink:type="simple" xlink:show="embed" xlink:actuate="onLoad">
            <text:p text:style-name="P1">Boundary</text:p>
          </draw:image>
          <draw:image xlink:href="Pictures/10000201000000E4000000825982D908.png" xlink:type="simple" xlink:show="embed" xlink:actuate="onLoad"/>
        </draw:frame>
        <draw:frame draw:style-name="gr1" draw:text-style-name="P3" draw:layer="layout" svg:width="3.303cm" svg:height="1.881cm" draw:transform="skewX (-0.0239110107523223) rotate (-0.0239110107523228) translate (7.731cm 9.711cm)">
          <draw:image xlink:href="Pictures/10001BE00000178E00000D6E17C2C1A1.svg" xlink:type="simple" xlink:show="embed" xlink:actuate="onLoad">
            <text:p text:style-name="P1">Boundary</text:p>
          </draw:image>
          <draw:image xlink:href="Pictures/10000201000000E4000000825982D908.png" xlink:type="simple" xlink:show="embed" xlink:actuate="onLoad"/>
        </draw:frame>
        <draw:frame draw:style-name="gr1" draw:text-style-name="P3" draw:layer="layout" svg:width="3.176cm" svg:height="1.809cm" draw:transform="skewX (-0.0237364778271229) rotate (-0.0239110107523229) translate (7.858cm 12.303cm)">
          <draw:image xlink:href="Pictures/10001BE00000178E00000D6E17C2C1A1.svg" xlink:type="simple" xlink:show="embed" xlink:actuate="onLoad">
            <text:p text:style-name="P1">Boundary</text:p>
          </draw:image>
          <draw:image xlink:href="Pictures/10000201000000E4000000825982D908.png" xlink:type="simple" xlink:show="embed" xlink:actuate="onLoad"/>
        </draw:frame>
        <draw:frame draw:style-name="gr1" draw:text-style-name="P3" draw:layer="layout" svg:width="3.193cm" svg:height="1.82cm" svg:x="11.648cm" svg:y="6.927cm">
          <draw:image xlink:href="Pictures/10001B8E0000178E00000D6E0BABF0FC.svg" xlink:type="simple" xlink:show="embed" xlink:actuate="onLoad">
            <text:p text:style-name="P1">UC</text:p>
          </draw:image>
          <draw:image xlink:href="Pictures/10000201000000E40000008277397911.png" xlink:type="simple" xlink:show="embed" xlink:actuate="onLoad"/>
        </draw:frame>
        <draw:frame draw:style-name="gr1" draw:text-style-name="P3" draw:layer="layout" svg:width="3.048cm" svg:height="1.738cm" svg:x="11.795cm" svg:y="9.382cm">
          <draw:image xlink:href="Pictures/10001B8E0000178E00000D6E0BABF0FC.svg" xlink:type="simple" xlink:show="embed" xlink:actuate="onLoad">
            <text:p text:style-name="P1">UC</text:p>
          </draw:image>
          <draw:image xlink:href="Pictures/10000201000000E40000008277397911.png" xlink:type="simple" xlink:show="embed" xlink:actuate="onLoad"/>
        </draw:frame>
        <draw:frame draw:style-name="gr1" draw:text-style-name="P3" draw:layer="layout" svg:width="3.367cm" svg:height="1.919cm" svg:x="11.668cm" svg:y="11.922cm">
          <draw:image xlink:href="Pictures/10001B8E0000178E00000D6E0BABF0FC.svg" xlink:type="simple" xlink:show="embed" xlink:actuate="onLoad">
            <text:p text:style-name="P1">UC</text:p>
          </draw:image>
          <draw:image xlink:href="Pictures/10000201000000E40000008277397911.png" xlink:type="simple" xlink:show="embed" xlink:actuate="onLoad"/>
        </draw:frame>
        <draw:frame draw:style-name="gr1" draw:text-style-name="P3" draw:layer="layout" svg:width="3.429cm" svg:height="1.955cm" svg:x="15.224cm" svg:y="6.842cm">
          <draw:image xlink:href="Pictures/10001D5B0000178E00000D6E2D32AA8A.svg" xlink:type="simple" xlink:show="embed" xlink:actuate="onLoad">
            <text:p text:style-name="P1">Entity</text:p>
            <text:p text:style-name="P1"/>
          </draw:image>
          <draw:image xlink:href="Pictures/10000201000000E400000082880C1262.png" xlink:type="simple" xlink:show="embed" xlink:actuate="onLoad"/>
        </draw:frame>
        <draw:frame draw:style-name="gr1" draw:text-style-name="P3" draw:layer="layout" svg:width="3.429cm" svg:height="1.955cm" svg:x="15.351cm" svg:y="9.128cm">
          <draw:image xlink:href="Pictures/10001D5B0000178E00000D6E2D32AA8A.svg" xlink:type="simple" xlink:show="embed" xlink:actuate="onLoad">
            <text:p text:style-name="P1">Entity</text:p>
            <text:p text:style-name="P1"/>
          </draw:image>
          <draw:image xlink:href="Pictures/10000201000000E400000082880C1262.png" xlink:type="simple" xlink:show="embed" xlink:actuate="onLoad"/>
        </draw:frame>
        <draw:frame draw:style-name="gr1" draw:text-style-name="P3" draw:layer="layout" svg:width="3.429cm" svg:height="1.955cm" svg:x="15.478cm" svg:y="11.999cm">
          <draw:image xlink:href="Pictures/10001D5B0000178E00000D6E2D32AA8A.svg" xlink:type="simple" xlink:show="embed" xlink:actuate="onLoad">
            <text:p text:style-name="P1">Entity</text:p>
            <text:p text:style-name="P1"/>
          </draw:image>
          <draw:image xlink:href="Pictures/10000201000000E400000082880C1262.png" xlink:type="simple" xlink:show="embed" xlink:actuate="onLoad"/>
        </draw:frame>
        <draw:frame draw:style-name="gr3" draw:text-style-name="P3" draw:layer="layout" svg:width="4.119cm" svg:height="1.429cm" svg:x="4.556cm" svg:y="7.096cm">
          <draw:image xlink:href="Pictures/10000359000022F200000C202FCC94DE.svg" xlink:type="simple" xlink:show="embed" xlink:actuate="onLoad">
            <text:p/>
          </draw:image>
          <draw:image xlink:href="Pictures/10000201000001520000007521BFB72B.png" xlink:type="simple" xlink:show="embed" xlink:actuate="onLoad"/>
        </draw:frame>
        <draw:frame draw:style-name="gr3" draw:text-style-name="P3" draw:layer="layout" svg:width="4.119cm" svg:height="1.429cm" svg:x="4.501cm" svg:y="9.858cm">
          <draw:image xlink:href="Pictures/10000359000022F200000C202FCC94DE.svg" xlink:type="simple" xlink:show="embed" xlink:actuate="onLoad">
            <text:p/>
          </draw:image>
          <draw:image xlink:href="Pictures/10000201000001520000007521BFB72B.png" xlink:type="simple" xlink:show="embed" xlink:actuate="onLoad"/>
        </draw:frame>
        <draw:frame draw:style-name="gr3" draw:text-style-name="P3" draw:layer="layout" svg:width="4.119cm" svg:height="1.429cm" svg:x="4.374cm" svg:y="12.271cm">
          <draw:image xlink:href="Pictures/10000359000022F200000C202FCC94DE.svg" xlink:type="simple" xlink:show="embed" xlink:actuate="onLoad">
            <text:p/>
          </draw:image>
          <draw:image xlink:href="Pictures/10000201000001520000007521BFB72B.png" xlink:type="simple" xlink:show="embed" xlink:actuate="onLoad"/>
        </draw:frame>
        <draw:frame draw:style-name="gr3" draw:text-style-name="P3" draw:layer="layout" svg:width="2.286cm" svg:height="0.584cm" svg:x="10.017cm" svg:y="7.858cm">
          <draw:image xlink:href="Pictures/100003D900001AC1000006D68F669582.svg" xlink:type="simple" xlink:show="embed" xlink:actuate="onLoad">
            <text:p/>
          </draw:image>
          <draw:image xlink:href="Pictures/10000201000001030000004278DDA8BC.png" xlink:type="simple" xlink:show="embed" xlink:actuate="onLoad"/>
        </draw:frame>
        <draw:frame draw:style-name="gr3" draw:text-style-name="P3" draw:layer="layout" svg:width="2.286cm" svg:height="0.584cm" svg:x="9.89cm" svg:y="10.449cm">
          <draw:image xlink:href="Pictures/100003D900001AC1000006D68F669582.svg" xlink:type="simple" xlink:show="embed" xlink:actuate="onLoad">
            <text:p/>
          </draw:image>
          <draw:image xlink:href="Pictures/10000201000001030000004278DDA8BC.png" xlink:type="simple" xlink:show="embed" xlink:actuate="onLoad"/>
        </draw:frame>
        <draw:frame draw:style-name="gr3" draw:text-style-name="P3" draw:layer="layout" svg:width="2.286cm" svg:height="0.584cm" svg:x="10.017cm" svg:y="12.862cm">
          <draw:image xlink:href="Pictures/100003D900001AC1000006D68F669582.svg" xlink:type="simple" xlink:show="embed" xlink:actuate="onLoad">
            <text:p/>
          </draw:image>
          <draw:image xlink:href="Pictures/10000201000001030000004278DDA8BC.png" xlink:type="simple" xlink:show="embed" xlink:actuate="onLoad"/>
        </draw:frame>
        <draw:frame draw:style-name="gr3" draw:text-style-name="P3" draw:layer="layout" svg:width="3.588cm" svg:height="0.917cm" draw:transform="rotate (0.712443400664085) translate (10.044cm 10.196cm)">
          <draw:image xlink:href="Pictures/100003D900001AC1000006D68F669582.svg" xlink:type="simple" xlink:show="embed" xlink:actuate="onLoad">
            <text:p/>
          </draw:image>
          <draw:image xlink:href="Pictures/10000201000001030000004278DDA8BC.png" xlink:type="simple" xlink:show="embed" xlink:actuate="onLoad"/>
        </draw:frame>
        <draw:frame draw:style-name="gr3" draw:text-style-name="P3" draw:layer="layout" svg:width="3.588cm" svg:height="0.917cm" draw:transform="rotate (0.712443400664085) translate (9.623cm 12.87cm)">
          <draw:image xlink:href="Pictures/100003D900001AC1000006D68F669582.svg" xlink:type="simple" xlink:show="embed" xlink:actuate="onLoad">
            <text:p/>
          </draw:image>
          <draw:image xlink:href="Pictures/10000201000001030000004278DDA8BC.png" xlink:type="simple" xlink:show="embed" xlink:actuate="onLoad"/>
        </draw:frame>
        <draw:frame draw:style-name="gr3" draw:text-style-name="P3" draw:layer="layout" svg:width="2.286cm" svg:height="0.584cm" draw:transform="rotate (3.09045450650636) translate (16.083cm 8.239cm)">
          <draw:image xlink:href="Pictures/100003D900001AC1000006D68F669582.svg" xlink:type="simple" xlink:show="embed" xlink:actuate="onLoad">
            <text:p/>
          </draw:image>
          <draw:image xlink:href="Pictures/10000201000001030000004278DDA8BC.png" xlink:type="simple" xlink:show="embed" xlink:actuate="onLoad"/>
        </draw:frame>
        <draw:frame draw:style-name="gr3" draw:text-style-name="P3" draw:layer="layout" svg:width="2.286cm" svg:height="0.584cm" draw:transform="rotate (3.09045450650636) translate (16.237cm 13.319cm)">
          <draw:image xlink:href="Pictures/100003D900001AC1000006D68F669582.svg" xlink:type="simple" xlink:show="embed" xlink:actuate="onLoad">
            <text:p/>
          </draw:image>
          <draw:image xlink:href="Pictures/10000201000001030000004278DDA8BC.png" xlink:type="simple" xlink:show="embed" xlink:actuate="onLoad"/>
        </draw:frame>
        <draw:frame draw:style-name="gr3" draw:text-style-name="P3" draw:layer="layout" svg:width="2.286cm" svg:height="0.584cm" draw:transform="rotate (3.09045450650636) translate (16.11cm 10.652cm)">
          <draw:image xlink:href="Pictures/100003D900001AC1000006D68F669582.svg" xlink:type="simple" xlink:show="embed" xlink:actuate="onLoad">
            <text:p/>
          </draw:image>
          <draw:image xlink:href="Pictures/10000201000001030000004278DDA8BC.png" xlink:type="simple" xlink:show="embed" xlink:actuate="onLoad"/>
        </draw:frame>
        <draw:frame draw:style-name="gr3" draw:text-style-name="P3" draw:layer="layout" svg:width="3.588cm" svg:height="0.917cm" draw:transform="rotate (2.62864038642866) translate (16.171cm 10.291cm)">
          <draw:image xlink:href="Pictures/100003D900001AC1000006D68F669582.svg" xlink:type="simple" xlink:show="embed" xlink:actuate="onLoad">
            <text:p/>
          </draw:image>
          <draw:image xlink:href="Pictures/10000201000001030000004278DDA8BC.png" xlink:type="simple" xlink:show="embed" xlink:actuate="onLoad"/>
        </draw:frame>
        <draw:frame draw:style-name="gr3" draw:text-style-name="P3" draw:layer="layout" svg:width="3.588cm" svg:height="0.917cm" draw:transform="rotate (-2.45812171850881) translate (16.748cm 10.926cm)">
          <draw:image xlink:href="Pictures/100003D900001AC1000006D68F669582.svg" xlink:type="simple" xlink:show="embed" xlink:actuate="onLoad">
            <text:p/>
          </draw:image>
          <draw:image xlink:href="Pictures/10000201000001030000004278DDA8BC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04T19:58:05.561340158</meta:creation-date>
    <dc:date>2015-04-04T20:13:26.065804717</dc:date>
    <meta:editing-duration>PT10S</meta:editing-duration>
    <meta:editing-cycles>1</meta:editing-cycles>
    <meta:generator>LibreOffice/4.4.1.2$Linux_X86_64 LibreOffice_project/40m0$Build-2</meta:generator>
    <meta:document-statistic meta:object-count="24"/>
  </office:meta>
</office:document-meta>
</file>